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6-05_17-20-13_000.jpg</text:p>
          </table:table-cell>
          <table:table-cell office:value-type="string">
            <text:p>:m 5-6*6 RES / free# K6H7DD 31#2 / シュレーディンガー方程式 / シュタルク効果　パリティ　縮退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6-05_17-18-54_000.jpg</text:p>
          </table:table-cell>
          <table:table-cell office:value-type="string">
            <text:p>:m 3-4*6 RES / free# K6H7DD 31#2 / シュレーディンガー方程式 / シュタルク効果　一次摂動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6-05_17-18-10_000.jpg</text:p>
          </table:table-cell>
          <table:table-cell office:value-type="string">
            <text:p>:m 1-2*6 RES / free# K6H7DD 31#2 / シュレーディンガー方程式 / シュタルク効果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6-05_14-52-40_000.jpg</text:p>
          </table:table-cell>
          <table:table-cell office:value-type="string">
            <text:p>:PHOTO 面白いもの / @自宅トイレ / 太陽光の模様　壁に写っている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6-05_14-52-33_000.jpg</text:p>
          </table:table-cell>
          <table:table-cell office:value-type="string">
            <text:p>:PHOTO 面白いもの / @自宅トイレ / 太陽光の模様　壁に写っている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6-05_14-52-25_000.jpg</text:p>
          </table:table-cell>
          <table:table-cell office:value-type="string">
            <text:p>:PHOTO 面白いもの / @自宅トイレ / 太陽光の模様　壁に写っている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6-05_14-52-19_000.jpg</text:p>
          </table:table-cell>
          <table:table-cell office:value-type="string">
            <text:p>:PHOTO 面白いもの / @自宅トイレ / 太陽光の模様　壁に写っている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6-05_14-36-21_000.jpg</text:p>
          </table:table-cell>
          <table:table-cell office:value-type="string">
            <text:p>:PHOTO 面白いもの / @自宅トイレ / 太陽光の模様　壁に写っている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6-05_14-36-05_000.jpg</text:p>
          </table:table-cell>
          <table:table-cell office:value-type="string">
            <text:p>:PHOTO 面白いもの / @自宅トイレ / 太陽光の模様　壁に写っている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6-05_14-36-03_000.jpg</text:p>
          </table:table-cell>
          <table:table-cell office:value-type="string">
            <text:p>:PHOTO 面白いもの / @自宅トイレ / 太陽光の模様　壁に写っている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6-05_14-36-01_000.jpg</text:p>
          </table:table-cell>
          <table:table-cell office:value-type="string">
            <text:p>:PHOTO 面白いもの / @自宅トイレ / 太陽光の模様　壁に写っている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6-05_08-41-47_000.jpg</text:p>
          </table:table-cell>
          <table:table-cell office:value-type="string">
            <text:p>:m music / 楽譜メモ / kb / 20170605 / ms-4 k=E t=free crown-prog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6-05_08-41-40_000.jpg</text:p>
          </table:table-cell>
          <table:table-cell office:value-type="string">
            <text:p>:m music / 楽譜メモ / kb / 20170605 / ms-3 k=D t=80 plus-1-progressio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6-05_08-41-34_000.jpg</text:p>
          </table:table-cell>
          <table:table-cell office:value-type="string">
            <text:p>:m music / 楽譜メモ / kb / 20170605 / ms.2 k=D t=5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6-05_08-41-27_000.jpg</text:p>
          </table:table-cell>
          <table:table-cell office:value-type="string">
            <text:p>:m music / 楽譜メモ / kb / 20170605 / ms.1 k=C t=5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6-05_08-40-44_000.jpg</text:p>
          </table:table-cell>
          <table:table-cell office:value-type="string">
            <text:p>:m music / log / kb / 20170605 || カデンツ ms-1 ms-2 || ms-3 LH アルペジオ || crown-prog k=E dom-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6-04_20-32-04_000.jpg</text:p>
          </table:table-cell>
          <table:table-cell office:value-type="string">
            <text:p>:m 食べた物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017-06-04_14-22-49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6-04_13-12-53_000.jpg</text:p>
          </table:table-cell>
          <table:table-cell office:value-type="string">
            <text:p>:m other / PC画面 / python install matplotlib numpy scipy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6-04_13-11-55_000.jpg</text:p>
          </table:table-cell>
          <table:table-cell office:value-type="string">
            <text:p>:m other / PC画面 / python install matplotlib numpy scipy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6-04_12-55-11_000.jpg</text:p>
          </table:table-cell>
          <table:table-cell office:value-type="string">
            <text:p>:m other / PC画面 / python install matplotlib numpy scipy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6-04_12-55-02_000.jpg</text:p>
          </table:table-cell>
          <table:table-cell office:value-type="string">
            <text:p>:m other / PC画面 / python install matplotlib numpy scipy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6-04_12-49-35_000.jpg</text:p>
          </table:table-cell>
          <table:table-cell office:value-type="string">
            <text:p>:m other / PC画面 / python install matplotlib numpy scipy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6-04_12-48-43_000.jpg</text:p>
          </table:table-cell>
          <table:table-cell office:value-type="string">
            <text:p>:m other / PC画面 / python install matplotlib numpy scipy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6-04_12-48-32_000.jpg</text:p>
          </table:table-cell>
          <table:table-cell office:value-type="string">
            <text:p>:m other / PC画面 / python install matplotlib numpy scipy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6-04_12-48-17_000.jpg</text:p>
          </table:table-cell>
          <table:table-cell office:value-type="string">
            <text:p>:m other / PC画面 / python install matplotlib numpy scipy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6-04_12-35-00_000.jpg</text:p>
          </table:table-cell>
          <table:table-cell office:value-type="string">
            <text:p>:m other / PC画面 / python install matplotlib numpy scipy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6-04_12-34-56_000.jpg</text:p>
          </table:table-cell>
          <table:table-cell office:value-type="string">
            <text:p>:m other / PC画面 / python install matplotlib numpy scipy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6-04_12-34-54_000.jpg</text:p>
          </table:table-cell>
          <table:table-cell office:value-type="string">
            <text:p>:m other / PC画面 / python install matplotlib numpy scipy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6-04_12-33-56_000.jpg</text:p>
          </table:table-cell>
          <table:table-cell office:value-type="string">
            <text:p>:m other / PC画面 / python install matplotlib numpy scipy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6-04_12-32-53_000.jpg</text:p>
          </table:table-cell>
          <table:table-cell office:value-type="string">
            <text:p>:m other / PC画面 / python install matplotlib numpy scipy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6-04_12-32-41_000.jpg</text:p>
          </table:table-cell>
          <table:table-cell office:value-type="string">
            <text:p>:m other / PC画面 / python install matplotlib numpy scipy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6-04_12-23-48_000.jpg</text:p>
          </table:table-cell>
          <table:table-cell office:value-type="string">
            <text:p>:m other / PC画面 / python install matplotlib numpy scipy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2017-06-04_11-52-18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7-06-04_11-48-56_000.jpg</text:p>
          </table:table-cell>
          <table:table-cell office:value-type="string">
            <text:p>:m other / PC画面 / python install matplotlib numpy scipy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2017-06-04_11-48-47_000.jpg</text:p>
          </table:table-cell>
          <table:table-cell office:value-type="string">
            <text:p>:m other / PC画面 / python install matplotlib numpy scipy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6-04_11-23-10_000.jpg</text:p>
          </table:table-cell>
          <table:table-cell office:value-type="string">
            <text:p>:m 記録 / 身体　顔　ヒフ / アトピー / 状況　昼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017-06-04_10-54-33_000.jpg</text:p>
          </table:table-cell>
          <table:table-cell office:value-type="string">
            <text:p>:m 食べた物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2017/06/05</text:date>, <text:time>18:08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8:08:59.30</dc:date>
    <dc:creator>岩淵 謙</dc:creator>
    <meta:generator>OpenOffice/4.1.3$Win32 OpenOffice.org_project/413m1$Build-9783</meta:generator>
    <meta:editing-duration>PT26M2S</meta:editing-duration>
    <meta:editing-cycles>14</meta:editing-cycles>
    <meta:document-statistic meta:table-count="1" meta:cell-count="117" meta:object-count="0"/>
  </office:meta>
</office:document-meta>
</file>